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bebebe" draw:textarea-horizontal-align="justify" draw:textarea-vertical-align="middle" draw:auto-grow-height="false" fo:min-height="7.75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4.5cm"/>
    </style:style>
    <style:style style:name="gr5" style:family="graphic" style:parent-style-name="standard">
      <style:graphic-properties draw:stroke="none" draw:fill-color="#0000fe" draw:textarea-horizontal-align="justify" draw:textarea-vertical-align="middle" draw:auto-grow-height="false" fo:min-height="3.75cm" fo:min-width="3.5cm"/>
    </style:style>
    <style:style style:name="gr6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7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8" style:family="graphic" style:parent-style-name="standard">
      <style:graphic-properties draw:stroke="solid" svg:stroke-width="0cm" svg:stroke-color="#000000" draw:fill="solid" draw:fill-color="#0000fe" draw:textarea-horizontal-align="justify" draw:textarea-vertical-align="middle" draw:auto-grow-height="false" fo:min-height="0.073cm" fo:min-width="0cm"/>
    </style:style>
    <style:style style:name="gr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fe"/>
      <style:paragraph-properties fo:text-align="center"/>
    </style:style>
    <style:style style:name="P4" style:family="paragraph">
      <loext:graphic-properties draw:fill="solid" draw:fill-color="#0000f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25cm" svg:height="1cm" svg:x="4.227cm" svg:y="6.5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cm" svg:height="0.5cm" draw:transform="rotate (1.5707963267949) translate (3.786cm 6.7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8cm" svg:x="3.536cm" svg:y="3.0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5cm" draw:transform="rotate (0.785398163397448) translate (0.25cm 3.53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4cm" draw:transform="rotate (0.785398163397448) translate (0.958cm 3.5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29cm" svg:height="0.641cm" draw:transform="rotate (1.5707963267949) translate (4.038cm 7.88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1.5707963267949) translate (4.036cm 8.1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1.5707963267949) translate (4.037cm 7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454cm" svg:height="0.455cm" draw:transform="rotate (1.5707963267949) translate (4.128cm 7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54cm" svg:height="0.455cm" draw:transform="rotate (1.5707963267949) translate (4.132cm 8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2:12:24.646000000</dc:date>
    <meta:editing-duration>PT17M20S</meta:editing-duration>
    <meta:editing-cycles>55</meta:editing-cycles>
    <meta:generator>LibreOffice/7.5.0.3$Windows_X86_64 LibreOffice_project/c21113d003cd3efa8c53188764377a8272d9d6de</meta:generator>
    <meta:document-statistic meta:object-count="10"/>
  </office:meta>
</office:document-meta>
</file>